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cm" fo:min-width="5.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cm" fo:min-width="5cm" loext:decorative="false"/>
      <style:paragraph-properties style:writing-mode="lr-tb"/>
    </style:style>
    <style:style style:name="gr3" style:family="graphic" style:parent-style-name="standard">
      <style:graphic-properties draw:stroke="dash" draw:stroke-dash="Dash" svg:stroke-linecap="butt" draw:fill-color="#ffffff" draw:opacity="0%" draw:opacity-name="" draw:textarea-horizontal-align="justify" draw:textarea-vertical-align="middle" draw:auto-grow-height="false" fo:min-height="10.25cm" fo:min-width="12.25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3cm" fo:min-width="5.2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75cm" fo:min-width="6.75cm" loext:decorative="false"/>
      <style:paragraph-properties style:writing-mode="lr-tb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objectwithoutfill">
      <style:graphic-properties draw:marker-end="Estremità_20_linea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stremità_20_linea_20_2" draw:marker-end-width="0.3cm" draw:fill="none" draw:textarea-vertical-align="middl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1.75cm" fo:min-width="3.75cm" loext:decorative="false"/>
      <style:paragraph-properties style:writing-mode="lr-tb"/>
    </style:style>
    <style:style style:name="gr11" style:family="graphic" style:parent-style-name="standard">
      <style:graphic-properties draw:fill-color="#eeeeee" draw:opacity="0%" draw:textarea-horizontal-align="justify" draw:textarea-vertical-align="middle" draw:auto-grow-height="false" fo:min-height="17.5cm" fo:min-width="25cm" loext:decorative="false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 fo:min-height="1.5cm" fo:min-width="4.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cm" fo:min-width="3.5cm" loext:decorative="false"/>
      <style:paragraph-properties style:writing-mode="lr-tb"/>
    </style:style>
    <style:style style:name="gr14" style:family="graphic" style:parent-style-name="objectwithoutfill">
      <style:graphic-properties draw:marker-end="Estremità_20_linea_20_3" draw:marker-end-width="0.3cm" draw:fill="none" draw:textarea-vertical-align="middle" loext:decorative="false"/>
    </style:style>
    <style:style style:name="gr15" style:family="graphic" style:parent-style-name="standard">
      <style:graphic-properties draw:fill-color="#00a933" draw:textarea-horizontal-align="justify" draw:textarea-vertical-align="middle" draw:auto-grow-height="false" fo:min-height="0.25cm" fo:min-width="14.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eeeeee" draw:opacity="0%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6cm" svg:height="3.25cm" svg:x="2cm" svg:y="13.75cm">
          <text:p text:style-name="P1">DB PRODUCTION<text:line-break/>pgsql<text:line-break/>port:??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3.25cm" svg:x="8.5cm" svg:y="13.75cm">
          <text:p text:style-name="P1">DB TEST</text:p>
          <text:p text:style-name="P1">mysql/pgsql</text:p>
          <text:p text:style-name="P1">Port:???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2.75cm" svg:height="10.5cm" svg:x="1.75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75cm" svg:height="3.25cm" svg:x="2cm" svg:y="10cm">
          <text:p text:style-name="P1">PRISMA PROD</text:p>
          <text:p text:style-name="P1">Port:???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5cm" svg:height="3.25cm" svg:x="8.5cm" svg:y="10cm">
          <text:p text:style-name="P1">PRISMA TEST<text:line-break/>Port:???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7.25cm" svg:height="5cm" svg:x="18cm" svg:y="9.75cm">
          <text:p text:style-name="P1">FRONT END - REAC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875cm" svg:y1="10cm" svg:x2="21.625cm" svg:y2="9.75cm" draw:start-shape="id1" draw:start-glue-point="0" draw:end-shape="id2" svg:d="M4875 10000v-751h16750v501" svg:viewBox="0 0 16751 752">
          <text:p/>
        </draw:connector>
        <draw:connector draw:style-name="gr6" draw:text-style-name="P1" draw:layer="layout" svg:x1="14cm" svg:y1="11.625cm" svg:x2="18cm" svg:y2="12.25cm" draw:start-shape="id3" draw:start-glue-point="1" draw:end-shape="id2" svg:d="M14000 11625h2000v625h2000" svg:viewBox="0 0 4001 626">
          <text:p/>
        </draw:connector>
        <draw:line draw:style-name="gr7" draw:text-style-name="P3" draw:layer="layout" svg:x1="5cm" svg:y1="13.75cm" svg:x2="5cm" svg:y2="13.25cm">
          <text:p/>
        </draw:line>
        <draw:line draw:style-name="gr8" draw:text-style-name="P3" draw:layer="layout" svg:x1="11.25cm" svg:y1="13.75cm" svg:x2="11.25cm" svg:y2="13.25cm">
          <text:p/>
        </draw:line>
        <draw:connector draw:style-name="gr9" draw:text-style-name="P3" draw:layer="layout" draw:type="lines" svg:x1="8.125cm" svg:y1="7.5cm" svg:x2="11.5cm" svg:y2="4.25cm" draw:start-shape="id4" draw:start-glue-point="0" draw:end-shape="id5" draw:end-glue-point="3" svg:d="M8125 7500v-501l2874-2749h501" svg:viewBox="0 0 3376 3251">
          <text:p/>
        </draw:connector>
        <draw:custom-shape draw:style-name="gr10" draw:text-style-name="P4" xml:id="id5" draw:id="id5" draw:layer="layout" svg:width="4.25cm" svg:height="2cm" svg:x="11.5cm" svg:y="3.25cm">
          <text:p text:style-name="P1">Docker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.75cm" svg:y1="4.25cm" svg:x2="21.625cm" svg:y2="9.75cm" draw:start-shape="id5" draw:start-glue-point="1" draw:end-shape="id2" draw:end-glue-point="0" svg:d="M15750 4250h5875v5500" svg:viewBox="0 0 5876 5501">
          <text:p/>
        </draw:connector>
        <draw:custom-shape draw:style-name="gr11" draw:text-style-name="P5" draw:layer="layout" svg:width="25.5cm" svg:height="17.75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5cm" svg:height="1.75cm" svg:x="21.75cm" svg:y="2cm">
          <text:p text:style-name="P1">Debian under the hood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cm" svg:height="1.75cm" svg:x="19.5cm" svg:y="16cm">
          <text:p text:style-name="P1">SMTP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1.75cm" svg:y1="14.75cm" svg:x2="21.75cm" svg:y2="16cm">
          <text:p/>
        </draw:line>
        <draw:custom-shape draw:style-name="gr15" draw:text-style-name="P6" draw:layer="layout" svg:width="14.75cm" svg:height="0.5cm" svg:x="7.5cm" svg:y="0.25cm">
          <text:p text:style-name="P1">PROGETTO: NOME DA DEFINI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3T13:31:37.708000000</meta:creation-date>
    <dc:date>2024-09-13T13:52:26.800000000</dc:date>
    <meta:editing-duration>PT20M49S</meta:editing-duration>
    <meta:editing-cycles>2</meta:editing-cycles>
    <meta:generator>LibreOffice/24.8.0.3$Windows_X86_64 LibreOffice_project/0bdf1299c94fe897b119f97f3c613e9dca6be583</meta:generator>
    <meta:document-statistic meta:object-count="18"/>
  </office:meta>
</office:document-meta>
</file>